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20-12-04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20-01-23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19-02-06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18-08-10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18-01-25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7456" calcext:value-type="float">
            <text:p>71.84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17-01-25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4016" calcext:value-type="float">
            <text:p>70.99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16-09-20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16-02-09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1632" calcext:value-type="float">
            <text:p>67.92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15-01-26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9104" calcext:value-type="float">
            <text:p>60.64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14-09-16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14-06-02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14-01-15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2336" calcext:value-type="float">
            <text:p>68.98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13-08-14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13-01-09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436" calcext:value-type="float">
            <text:p>65.36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12-09-20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88" calcext:value-type="float">
            <text:p>93.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11-12-12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7912" calcext:value-type="float">
            <text:p>72.44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11-09-28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72" calcext:value-type="float">
            <text:p>103.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11-01-21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10-01-28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8576" calcext:value-type="float">
            <text:p>73.18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09-01-13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7088" calcext:value-type="float">
            <text:p>81.8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08-09-23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08-01-14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07-09-20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07-01-11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4736" calcext:value-type="float">
            <text:p>76.7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06-09-06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06-01-0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9768" calcext:value-type="float">
            <text:p>91.8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05-08-31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05-06-21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05-02-04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3384" calcext:value-type="float">
            <text:p>75.84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04-11-05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04-09-21 1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04-04-07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04-01-20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03-11-04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03-09-11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03-04-09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72" calcext:value-type="float">
            <text:p>103.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03-01-24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5672" calcext:value-type="float">
            <text:p>77.3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02-11-12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02-09-26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02-06-05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02-05-13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52" calcext:value-type="float">
            <text:p>91.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02-02-25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0536" calcext:value-type="float">
            <text:p>77.4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01-09-26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01-04-27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01-01-12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6744" calcext:value-type="float">
            <text:p>95.10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00-12-01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00-10-06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00-04-25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2000-01-10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99-01-13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98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98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648" calcext:value-type="float">
            <text:p>82.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97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97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97-01-23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96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76" calcext:value-type="float">
            <text:p>110.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96-01-18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95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94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6464" calcext:value-type="float">
            <text:p>111.91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9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6" calcext:value-type="float">
            <text:p>105.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93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6152" calcext:value-type="float">
            <text:p>104.0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92-0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72" calcext:value-type="float">
            <text:p>103.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91-01-14 0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52" calcext:value-type="float">
            <text:p>106.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90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8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32" calcext:value-type="float">
            <text:p>101.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88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76" calcext:value-type="float">
            <text:p>102.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87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56" calcext:value-type="float">
            <text:p>105.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8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1864" calcext:value-type="float">
            <text:p>113.21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85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2" calcext:value-type="float">
            <text:p>111.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84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616" calcext:value-type="float">
            <text:p>110.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83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54904" calcext:value-type="float">
            <text:p>107.05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82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15536" calcext:value-type="float">
            <text:p>106.01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81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856" calcext:value-type="float">
            <text:p>102.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80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7512" calcext:value-type="float">
            <text:p>99.72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79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816" calcext:value-type="float">
            <text:p>99.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7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0928" calcext:value-type="float">
            <text:p>93.53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77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072" calcext:value-type="float">
            <text:p>85.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76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75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4072" calcext:value-type="float">
            <text:p>87.4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73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8296" calcext:value-type="float">
            <text:p>82.3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7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084" calcext:value-type="float">
            <text:p>79.1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71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70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6336" calcext:value-type="float">
            <text:p>74.31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69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3192" calcext:value-type="float">
            <text:p>72.78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68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68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0048" calcext:value-type="float">
            <text:p>71.25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67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66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0744" calcext:value-type="float">
            <text:p>66.15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65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64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64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5632" calcext:value-type="float">
            <text:p>61.82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64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63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3095322001</text:p>
          </table:table-cell>
          <table:table-cell office:value-type="string" calcext:value-type="string">
            <text:p>1963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8496" calcext:value-type="float">
            <text:p>61.11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06" meta:object-count="0"/>
    <meta:user-defined meta:name="AppVersion">3.0</meta:user-defined>
  </office:meta>
</office:document-meta>
</file>